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7.537cm" fo:min-width="8.61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6.795cm" fo:min-width="8.206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7.256cm" fo:min-width="0cm"/>
    </style:style>
    <style:style style:name="gr4" style:family="graphic" style:parent-style-name="standard">
      <style:graphic-properties draw:fill-color="#66ffff" draw:textarea-horizontal-align="justify" draw:textarea-vertical-align="middle" draw:auto-grow-height="false" fo:min-height="7.226cm" fo:min-width="0cm"/>
    </style:style>
    <style:style style:name="gr5" style:family="graphic" style:parent-style-name="standard">
      <style:graphic-properties draw:fill-color="#66ffff" draw:textarea-horizontal-align="justify" draw:textarea-vertical-align="middle" draw:auto-grow-height="false" fo:min-height="3.062cm" fo:min-width="0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3.77cm" fo:min-width="0cm"/>
    </style:style>
    <style:style style:name="gr7" style:family="graphic" style:parent-style-name="standard">
      <style:graphic-properties svg:stroke-color="#ffcc99" draw:fill-color="#ffcc99" draw:textarea-horizontal-align="justify" draw:textarea-vertical-align="middle" draw:auto-grow-height="false" fo:min-height="1.11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367cm" fo:min-width="0.107cm"/>
    </style:style>
    <style:style style:name="gr9" style:family="graphic" style:parent-style-name="standard">
      <style:graphic-properties draw:textarea-horizontal-align="justify" draw:textarea-vertical-align="middle" draw:auto-grow-height="false" fo:min-height="0.699cm" fo:min-width="0cm"/>
    </style:style>
    <style:style style:name="gr10" style:family="graphic" style:parent-style-name="standard">
      <style:graphic-properties draw:fill-color="#cc6699" draw:textarea-horizontal-align="justify" draw:textarea-vertical-align="middle" draw:auto-grow-height="false" fo:min-height="0cm" fo:min-width="0.659cm"/>
    </style:style>
    <style:style style:name="gr11" style:family="graphic" style:parent-style-name="standard">
      <style:graphic-properties draw:fill-color="#cc66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366cm" fo:min-width="0.107cm"/>
    </style:style>
    <style:style style:name="gr13" style:family="graphic" style:parent-style-name="standard">
      <style:graphic-properties draw:textarea-horizontal-align="justify" draw:textarea-vertical-align="middle" draw:auto-grow-height="false" fo:min-height="0.698cm" fo:min-width="0cm"/>
    </style:style>
    <style:style style:name="gr14" style:family="graphic" style:parent-style-name="standard">
      <style:graphic-properties svg:stroke-color="#ffcc99" draw:fill-color="#ffcc99" draw:textarea-horizontal-align="justify" draw:textarea-vertical-align="middle" draw:auto-grow-height="false" fo:min-height="1.586cm" fo:min-width="0cm"/>
    </style:style>
    <style:style style:name="gr15" style:family="graphic" style:parent-style-name="standard">
      <style:graphic-properties svg:stroke-color="#ffcc99" draw:fill-color="#ffcc99" draw:textarea-horizontal-align="justify" draw:textarea-vertical-align="middle" draw:auto-grow-height="false" fo:min-height="0.853cm" fo:min-width="0cm"/>
    </style:style>
    <style:style style:name="gr16" style:family="graphic" style:parent-style-name="standard">
      <style:graphic-properties draw:fill-color="#ffcc99" draw:textarea-horizontal-align="justify" draw:textarea-vertical-align="middle" draw:auto-grow-height="false" fo:min-height="1.402cm" fo:min-width="0cm"/>
    </style:style>
    <style:style style:name="gr17" style:family="graphic" style:parent-style-name="standard">
      <style:graphic-properties svg:stroke-color="#ffcc99" draw:fill-color="#ffcc99" draw:textarea-horizontal-align="justify" draw:textarea-vertical-align="middle" draw:auto-grow-height="false" fo:min-height="0.445cm" fo:min-width="0cm"/>
    </style:style>
    <style:style style:name="gr18" style:family="graphic" style:parent-style-name="standard">
      <style:graphic-properties draw:fill-color="#99cc99" draw:textarea-horizontal-align="justify" draw:textarea-vertical-align="middle" draw:auto-grow-height="false" fo:min-height="1.426cm" fo:min-width="0cm"/>
    </style:style>
    <style:style style:name="gr19" style:family="graphic" style:parent-style-name="standard">
      <style:graphic-properties draw:fill-color="#cc6699" draw:textarea-horizontal-align="justify" draw:textarea-vertical-align="middle" draw:auto-grow-height="false" fo:min-height="0cm" fo:min-width="0.558cm"/>
    </style:style>
    <style:style style:name="gr20" style:family="graphic" style:parent-style-name="standard">
      <style:graphic-properties svg:stroke-color="#ffcc99" draw:fill-color="#ffcc99" draw:textarea-horizontal-align="justify" draw:textarea-vertical-align="middle" draw:auto-grow-height="false" fo:min-height="1.134cm" fo:min-width="0cm"/>
    </style:style>
    <style:style style:name="gr21" style:family="graphic" style:parent-style-name="standard">
      <style:graphic-properties draw:fill-color="#ccffff" draw:textarea-horizontal-align="justify" draw:textarea-vertical-align="middle" draw:auto-grow-height="false" fo:min-height="7.481cm" fo:min-width="8.62cm"/>
    </style:style>
    <style:style style:name="gr22" style:family="graphic" style:parent-style-name="standard">
      <style:graphic-properties draw:textarea-horizontal-align="justify" draw:textarea-vertical-align="middle" draw:auto-grow-height="false" fo:min-height="0.777cm" fo:min-width="0cm"/>
    </style:style>
    <style:style style:name="gr23" style:family="graphic" style:parent-style-name="standard">
      <style:graphic-properties draw:fill-color="#cc6699" draw:textarea-horizontal-align="justify" draw:textarea-vertical-align="middle" draw:auto-grow-height="false" fo:min-height="0cm" fo:min-width="0.529cm"/>
    </style:style>
    <style:style style:name="gr24" style:family="graphic" style:parent-style-name="standard">
      <style:graphic-properties draw:textarea-horizontal-align="justify" draw:textarea-vertical-align="middle" draw:auto-grow-height="false" fo:min-height="0.367cm" fo:min-width="0.108cm"/>
    </style:style>
    <style:style style:name="gr25" style:family="graphic" style:parent-style-name="standard">
      <style:graphic-properties draw:textarea-horizontal-align="justify" draw:textarea-vertical-align="middle" draw:auto-grow-height="false" fo:min-height="0.784cm" fo:min-width="0cm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3.771cm" fo:min-width="0cm"/>
    </style:style>
    <style:style style:name="gr27" style:family="graphic" style:parent-style-name="standard">
      <style:graphic-properties svg:stroke-color="#ffcc99" draw:fill-color="#ffcc99" draw:textarea-horizontal-align="justify" draw:textarea-vertical-align="middle" draw:auto-grow-height="false" fo:min-height="0.854cm" fo:min-width="0cm"/>
    </style:style>
    <style:style style:name="gr28" style:family="graphic" style:parent-style-name="standard">
      <style:graphic-properties draw:fill-color="#ffcc99" draw:textarea-horizontal-align="justify" draw:textarea-vertical-align="middle" draw:auto-grow-height="false" fo:min-height="1.401cm" fo:min-width="0cm"/>
    </style:style>
    <style:style style:name="gr29" style:family="graphic" style:parent-style-name="standard">
      <style:graphic-properties draw:fill="hatch" draw:fill-hatch-name="GREY_20_30_20_degrees" draw:textarea-horizontal-align="justify" draw:textarea-vertical-align="middle" draw:auto-grow-height="false" fo:min-height="0cm" fo:min-width="8.296cm"/>
    </style:style>
    <style:style style:name="gr30" style:family="graphic" style:parent-style-name="standard">
      <style:graphic-properties draw:stroke="none" svg:stroke-color="#000000" draw:fill="none" draw:fill-color="#ffffff" fo:min-height="1.417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792cm" fo:min-width="3.294cm" fo:wrap-option="no-wrap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574cm" fo:min-width="3.294cm" fo:wrap-option="no-wrap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556cm" fo:min-width="3.294cm" fo:wrap-option="no-wrap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1.261cm" fo:min-width="5.357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fill-color="#ff9900" draw:textarea-horizontal-align="justify" draw:textarea-vertical-align="middle" draw:auto-grow-height="false" fo:min-height="0.308cm" fo:min-width="13.345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691cm" fo:min-width="1.379cm" fo:wrap-option="no-wrap"/>
    </style:style>
    <style:style style:name="P1" style:family="paragraph">
      <loext:graphic-properties draw:fill-color="#cc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66ffff"/>
      <style:paragraph-properties fo:text-align="center"/>
    </style:style>
    <style:style style:name="P4" style:family="paragraph">
      <loext:graphic-properties draw:fill-color="#ffcc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cc6699"/>
      <style:paragraph-properties fo:text-align="center"/>
    </style:style>
    <style:style style:name="P7" style:family="paragraph">
      <loext:graphic-properties draw:fill-color="#99cc99"/>
      <style:paragraph-properties fo:text-align="center"/>
    </style:style>
    <style:style style:name="P8" style:family="paragraph">
      <loext:graphic-properties draw:fill="hatch" draw:fill-hatch-name="GREY_20_30_20_degrees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9900"/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19cm" svg:height="7.787cm" svg:x="0.783cm" svg:y="7.1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06cm" svg:height="7.045cm" svg:x="10.436cm" svg:y="7.0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73cm" svg:height="7.506cm" svg:x="9.923cm" svg:y="7.0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73cm" svg:height="7.476cm" svg:x="19.246cm" svg:y="7.0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36cm" svg:height="3.312cm" draw:transform="skewX (-0.000523598775598299) rotate (-1.56381500978692) translate (13.229cm 14.54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3.312cm" draw:transform="skewX (-0.00174532925199433) rotate (-1.57568324870048) translate (19.647cm 14.547cm)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0.101cm" svg:height="4.02cm" svg:x="9.684cm" svg:y="6.13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4" draw:layer="layout" svg:width="0.491cm" svg:height="1.362cm" svg:x="9.167cm" svg:y="7.7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0.607cm" svg:height="0.617cm" svg:x="8.918cm" svg:y="9.63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102cm" svg:height="0.949cm" svg:x="9.531cm" svg:y="9.203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10" draw:text-style-name="P6" draw:layer="layout" svg:width="1.159cm" svg:height="0.094cm" svg:x="9.565cm" svg:y="6.40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118cm" svg:height="0.212cm" svg:x="9.557cm" svg:y="6.33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118cm" svg:height="0.212cm" svg:x="10.462cm" svg:y="6.3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5" draw:layer="layout" svg:width="0.607cm" svg:height="0.616cm" svg:x="8.926cm" svg:y="10.96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3" draw:text-style-name="P5" draw:layer="layout" svg:width="0.102cm" svg:height="0.948cm" svg:x="9.539cm" svg:y="11.05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4" draw:layer="layout" svg:width="0.322cm" svg:height="1.836cm" svg:x="9.166cm" svg:y="7.76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4" draw:layer="layout" svg:width="0.101cm" svg:height="4.02cm" svg:x="9.684cm" svg:y="6.137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7" draw:text-style-name="P4" draw:layer="layout" svg:width="0.491cm" svg:height="1.362cm" svg:x="9.167cm" svg:y="7.75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5" draw:text-style-name="P4" draw:layer="layout" svg:width="0.322cm" svg:height="1.103cm" svg:x="9.183cm" svg:y="11.61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6" draw:text-style-name="P4" draw:layer="layout" svg:width="0.101cm" svg:height="1.652cm" svg:x="9.701cm" svg:y="11.079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7" draw:text-style-name="P4" draw:layer="layout" svg:width="0.491cm" svg:height="0.695cm" svg:x="9.193cm" svg:y="12.042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g>
          <draw:custom-shape draw:style-name="gr15" draw:text-style-name="P4" draw:layer="layout" svg:width="0.322cm" svg:height="1.103cm" svg:x="9.184cm" svg:y="11.61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6" draw:text-style-name="P4" draw:layer="layout" svg:width="0.102cm" svg:height="1.652cm" svg:x="9.702cm" svg:y="11.079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17" draw:text-style-name="P4" draw:layer="layout" svg:width="0.491cm" svg:height="0.695cm" svg:x="9.194cm" svg:y="12.042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g>
          <draw:custom-shape draw:style-name="gr8" draw:text-style-name="P5" draw:layer="layout" svg:width="0.607cm" svg:height="0.617cm" svg:x="8.919cm" svg:y="9.63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101cm" svg:height="0.949cm" svg:x="9.533cm" svg:y="9.203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18" draw:text-style-name="P7" draw:layer="layout" svg:width="0.489cm" svg:height="1.676cm" svg:x="9.862cm" svg:y="5.334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6" draw:layer="layout" svg:width="1.058cm" svg:height="0.094cm" svg:x="9.565cm" svg:y="6.40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108cm" svg:height="0.212cm" svg:x="9.558cm" svg:y="6.33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108cm" svg:height="0.212cm" svg:x="10.384cm" svg:y="6.3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5" draw:layer="layout" svg:width="0.607cm" svg:height="0.616cm" svg:x="8.927cm" svg:y="10.96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3" draw:text-style-name="P5" draw:layer="layout" svg:width="0.102cm" svg:height="0.948cm" svg:x="9.54cm" svg:y="11.05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4" draw:layer="layout" svg:width="0.322cm" svg:height="1.836cm" svg:x="9.167cm" svg:y="7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4" draw:layer="layout" svg:width="0.492cm" svg:height="1.384cm" svg:x="9.157cm" svg:y="7.75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103cm" svg:height="4.02cm" svg:x="9.685cm" svg:y="6.119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custom-shape draw:style-name="gr21" draw:text-style-name="P1" draw:layer="layout" svg:width="9.12cm" svg:height="7.731cm" svg:x="19.634cm" svg:y="7.15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5" draw:layer="layout" svg:width="0.607cm" svg:height="0.617cm" svg:x="19.965cm" svg:y="9.63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22" draw:text-style-name="P5" draw:layer="layout" svg:width="0.103cm" svg:height="1.027cm" svg:x="19.857cm" svg:y="9.206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</draw:g>
          <draw:custom-shape draw:style-name="gr18" draw:text-style-name="P7" draw:layer="layout" svg:width="0.473cm" svg:height="1.676cm" svg:x="19.187cm" svg:y="5.34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23" draw:text-style-name="P6" draw:layer="layout" svg:width="1.029cm" svg:height="0.093cm" svg:x="18.9cm" svg:y="6.409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11" draw:text-style-name="P6" draw:layer="layout" svg:width="0.106cm" svg:height="0.212cm" svg:x="19.829cm" svg:y="6.332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11" draw:text-style-name="P6" draw:layer="layout" svg:width="0.105cm" svg:height="0.212cm" svg:x="19.026cm" svg:y="6.332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g>
            <draw:custom-shape draw:style-name="gr24" draw:text-style-name="P5" draw:layer="layout" svg:width="0.608cm" svg:height="0.617cm" svg:x="19.96cm" svg:y="10.96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5" draw:text-style-name="P5" draw:layer="layout" svg:width="0.103cm" svg:height="1.034cm" svg:x="19.849cm" svg:y="10.971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g>
            <draw:custom-shape draw:style-name="gr14" draw:text-style-name="P4" draw:layer="layout" svg:width="0.322cm" svg:height="1.836cm" svg:x="20.006cm" svg:y="7.763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26" draw:text-style-name="P4" draw:layer="layout" svg:width="0.101cm" svg:height="4.021cm" svg:x="19.705cm" svg:y="6.135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7" draw:text-style-name="P4" draw:layer="layout" svg:width="0.491cm" svg:height="1.362cm" svg:x="19.832cm" svg:y="7.755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custom-shape draw:style-name="gr27" draw:text-style-name="P4" draw:layer="layout" svg:width="0.322cm" svg:height="1.104cm" svg:x="19.989cm" svg:y="11.61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28" draw:text-style-name="P4" draw:layer="layout" svg:width="0.101cm" svg:height="1.651cm" svg:x="19.688cm" svg:y="11.081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7" draw:text-style-name="P4" draw:layer="layout" svg:width="0.491cm" svg:height="0.695cm" svg:x="19.806cm" svg:y="12.043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</draw:g>
        </draw:g>
        <draw:custom-shape draw:style-name="gr29" draw:text-style-name="P8" draw:layer="layout" svg:width="8.796cm" svg:height="0.172cm" svg:x="10.369cm" svg:y="14.316cm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14.099cm" svg:height="1.667cm" svg:x="8.046cm" svg:y="1.378cm">
          <draw:text-box>
            <text:p text:style-name="P5"><text:span text:style-name="T1">Flow Monitoring Sensor System</text:span></text:p>
            <text:p text:style-name="P5"><text:span text:style-name="T1">Water Restriction and Paddle Wheel Mounting</text:span></text:p>
          </draw:text-box>
        </draw:frame>
        <draw:custom-shape draw:style-name="gr31" draw:text-style-name="P10" draw:layer="layout" svg:width="4.096cm" svg:height="1.124cm" svg:x="14.352cm" svg:y="5.002cm">
          <text:p text:style-name="P5"><text:span text:style-name="T2">Paddle Wheel</text:span></text:p>
          <draw:enhanced-geometry svg:viewBox="0 0 21600 21600" draw:text-areas="800 800 20800 20800" draw:type="round-rectangular-callout" draw:modifiers="6115.6944105443 61939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0" draw:layer="layout" svg:width="4.096cm" svg:height="0.888cm" svg:x="2.61cm" svg:y="16.509cm">
          <text:p text:style-name="P5"><text:span text:style-name="T2">Water Funnel</text:span></text:p>
          <draw:enhanced-geometry svg:viewBox="0 0 21600 21600" draw:text-areas="800 800 20800 20800" draw:type="round-rectangular-callout" draw:modifiers="9358.06687820356 -69124.8593925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0" draw:layer="layout" svg:width="4.096cm" svg:height="0.87cm" svg:x="22.51cm" svg:y="16.455cm">
          <text:p text:style-name="P5"><text:span text:style-name="T2">Water Funnel</text:span></text:p>
          <draw:enhanced-geometry svg:viewBox="0 0 21600 21600" draw:text-areas="800 800 20800 20800" draw:type="round-rectangular-callout" draw:modifiers="8588.33292653161 -76381.1710677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0" draw:layer="layout" svg:width="6.325cm" svg:height="1.631cm" svg:x="7.882cm" svg:y="18.066cm">
          <text:p text:style-name="P5"><text:span text:style-name="T2">Paddle Bearings and </text:span></text:p>
          <text:p text:style-name="P5"><text:span text:style-name="T2">Height adjuster assembly</text:span></text:p>
          <draw:enhanced-geometry svg:viewBox="0 0 21600 21600" draw:text-areas="800 800 20800 20800" draw:type="round-rectangular-callout" draw:modifiers="4892.94973126778 -72635.29411764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35" draw:text-style-name="P5" draw:layer="layout" svg:width="0.315cm" svg:height="0.158cm" draw:transform="rotate (-1.57777764380287) translate (9.8cm 12.1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36" draw:text-style-name="P5" draw:layer="layout" svg:width="0.158cm" svg:height="0.285cm" draw:transform="skewX (0.00349065850398866) rotate (-1.57707951210208) translate (9.639cm 12.231cm)">
            <text:p/>
          </draw:rect>
        </draw:g>
        <draw:g>
          <draw:custom-shape draw:style-name="gr35" draw:text-style-name="P5" draw:layer="layout" svg:width="0.315cm" svg:height="0.158cm" draw:transform="rotate (-1.57777764380287) translate (9.783cm 8.36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36" draw:text-style-name="P5" draw:layer="layout" svg:width="0.158cm" svg:height="0.285cm" draw:transform="skewX (0.00349065850398866) rotate (-1.57707951210208) translate (9.622cm 8.441cm)">
            <text:p/>
          </draw:rect>
        </draw:g>
        <draw:g>
          <draw:custom-shape draw:style-name="gr35" draw:text-style-name="P5" draw:layer="layout" svg:width="0.315cm" svg:height="0.158cm" draw:transform="rotate (-1.57777764380287) translate (19.846cm 12.225cm)">
            <text:p/>
            <draw:enhanced-geometry svg:viewBox="0 0 21600 21600" draw:glue-points="?f6 10800 10800 21600 ?f5 10800 10800 0" draw:text-areas="?f3 ?f3 ?f4 ?f4" draw:mirror-vertical="true" draw:mirror-horizont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36" draw:text-style-name="P5" draw:layer="layout" svg:width="0.158cm" svg:height="0.285cm" draw:transform="skewX (0.00349065850398866) rotate (1.56451314148772) translate (19.847cm 12.463cm)">
            <text:p/>
          </draw:rect>
        </draw:g>
        <draw:g>
          <draw:custom-shape draw:style-name="gr35" draw:text-style-name="P5" draw:layer="layout" svg:width="0.315cm" svg:height="0.158cm" draw:transform="rotate (-1.57777764380287) translate (19.86cm 8.341cm)">
            <text:p/>
            <draw:enhanced-geometry svg:viewBox="0 0 21600 21600" draw:glue-points="?f6 10800 10800 21600 ?f5 10800 10800 0" draw:text-areas="?f3 ?f3 ?f4 ?f4" draw:mirror-vertical="true" draw:mirror-horizont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36" draw:text-style-name="P5" draw:layer="layout" svg:width="0.158cm" svg:height="0.285cm" draw:transform="skewX (0.00349065850398866) rotate (1.56451314148772) translate (19.861cm 8.579cm)">
            <text:p/>
          </draw:rect>
        </draw:g>
        <draw:custom-shape draw:style-name="gr37" draw:text-style-name="P11" draw:layer="layout" svg:width="13.845cm" svg:height="0.558cm" svg:x="7.638cm" svg:y="10.3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029cm" svg:height="1.015cm" svg:x="11.598cm" svg:y="5.075cm">
          <text:p text:style-name="P12"><text:span text:style-name="T2">Axle</text:span></text:p>
          <draw:enhanced-geometry svg:viewBox="0 0 21600 21600" draw:text-areas="800 800 20800 20800" draw:type="round-rectangular-callout" draw:modifiers="8491.03448275862 116355.118110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GREY_20_30_20_degrees" draw:display-name="GREY 30 degrees" draw:style="single" draw:color="#cccccc" draw:distance="0.1cm" draw:rotation="3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2cm" fo:margin-bottom="0.457cm" fo:margin-left="0.346cm" fo:margin-right="0.40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3:38:01.013115900</meta:creation-date>
    <dc:title>Default</dc:title>
    <meta:generator>LibreOffice/5.0.3.2$Linux_X86_64 LibreOffice_project/00m0$Build-2</meta:generator>
    <meta:editing-duration>PT55M42S</meta:editing-duration>
    <meta:editing-cycles>13</meta:editing-cycles>
    <meta:initial-creator>Clive Wills</meta:initial-creator>
    <dc:date>2017-07-08T09:02:49.910864795</dc:date>
    <dc:creator>Clive Wills</dc:creator>
    <meta:document-statistic meta:object-count="93"/>
  </office:meta>
</office:document-meta>
</file>